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948cm" style:rel-column-width="18467*"/>
    </style:style>
    <style:style style:name="Table1.B" style:family="table-column">
      <style:table-column-properties style:column-width="1.231cm" style:rel-column-width="4595*"/>
    </style:style>
    <style:style style:name="Table1.C" style:family="table-column">
      <style:table-column-properties style:column-width="1.801cm" style:rel-column-width="6722*"/>
    </style:style>
    <style:style style:name="Table1.D" style:family="table-column">
      <style:table-column-properties style:column-width="4.777cm" style:rel-column-width="17828*"/>
    </style:style>
    <style:style style:name="Table1.E" style:family="table-column">
      <style:table-column-properties style:column-width="1.203cm" style:rel-column-width="4490*"/>
    </style:style>
    <style:style style:name="Table1.F" style:family="table-column">
      <style:table-column-properties style:column-width="1.443cm" style:rel-column-width="5385*"/>
    </style:style>
    <style:style style:name="Table1.G" style:family="table-column">
      <style:table-column-properties style:column-width="1.044cm" style:rel-column-width="3897*"/>
    </style:style>
    <style:style style:name="Table1.H" style:family="table-column">
      <style:table-column-properties style:column-width="1.069cm" style:rel-column-width="3989*"/>
    </style:style>
    <style:style style:name="Table1.I" style:family="table-column">
      <style:table-column-properties style:column-width="0.044cm" style:rel-column-width="16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D2" style:family="table-cell">
      <style:table-cell-properties fo:background-color="transparent" fo:padding="0.051cm" fo:border="none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942cm"/>
    </style:style>
    <style:style style:name="Table2.B" style:family="table-column">
      <style:table-column-properties style:column-width="1.23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4.778cm"/>
    </style:style>
    <style:style style:name="Table2.E" style:family="table-column">
      <style:table-column-properties style:column-width="1.196cm"/>
    </style:style>
    <style:style style:name="Table2.F" style:family="table-column">
      <style:table-column-properties style:column-width="1.438cm"/>
    </style:style>
    <style:style style:name="Table2.G" style:family="table-column">
      <style:table-column-properties style:column-width="1.065cm"/>
    </style:style>
    <style:style style:name="Table2.H" style:family="table-column">
      <style:table-column-properties style:column-width="1.10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65503776" text:id="ct56550377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565503904" text:id="ct56550390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565504112" text:id="ct565504112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565504320" text:id="ct565504320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565529808" text:id="ct565529808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565521328" text:id="ct5655213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565529440" text:id="ct5655294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11808" text:id="ct56551180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11200" text:id="ct56551120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11328" text:id="ct56551132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11520" text:id="ct56551152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22928" text:id="ct56552292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565531536" text:id="ct56553153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565537632" text:id="ct565537632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xml:id="ct565546912" text:id="ct56554691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565547120" text:id="ct56554712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565535952" text:id="ct5655359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5546016" text:id="ct5655460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5546224" text:id="ct56554622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5535632" text:id="ct56553563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5542336" text:id="ct56554233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565542464" text:id="ct565542464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565503776"/>start_date<text:change-end text:change-id="ct565503776"/> au <text:change-start text:change-id="ct565503904"/>end_date<text:change-end text:change-id="ct565503904"/></text:p>
      <text:p text:style-name="Standard">Représentant : <text:change-start text:change-id="ct565504112"/>representant_nom<text:change-end text:change-id="ct565504112"/></text:p>
      <text:p text:style-name="Standard">Type de client : <text:change-start text:change-id="ct565504320"/>type_client<text:change-end text:change-id="ct56550432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565529808"/>item['top'][0]<text:change-end text:change-id="ct565529808"/></text:p>
                </table:table-cell>
                <table:table-cell table:style-name="Table2.A1" office:value-type="string">
                  <text:p text:style-name="P3"><text:change-start text:change-id="ct565521328"/>item['top'][1]<text:change-end text:change-id="ct565521328"/></text:p>
                </table:table-cell>
                <table:table-cell table:style-name="Table2.A1" office:value-type="string">
                  <text:p text:style-name="P5"><text:change-start text:change-id="ct565529440"/>item['top'][2]<text:change-end text:change-id="ct565529440"/></text:p>
                </table:table-cell>
                <table:table-cell table:style-name="Table2.A1" office:value-type="string">
                  <text:p text:style-name="P5"><text:change-start text:change-id="ct565511808"/>item['top'][3]<text:change-end text:change-id="ct565511808"/></text:p>
                </table:table-cell>
                <table:table-cell table:style-name="Table2.A1" office:value-type="string">
                  <text:p text:style-name="P2"><text:change-start text:change-id="ct565511200"/>item['top'][4]<text:change-end text:change-id="ct565511200"/></text:p>
                </table:table-cell>
                <table:table-cell table:style-name="Table2.A1" office:value-type="string">
                  <text:p text:style-name="P2"><text:change-start text:change-id="ct565511328"/>item['top'][5]<text:change-end text:change-id="ct565511328"/></text:p>
                </table:table-cell>
                <table:table-cell table:style-name="Table2.A1" office:value-type="string">
                  <text:p text:style-name="P2"><text:change-start text:change-id="ct565511520"/>item['top'][6]<text:change-end text:change-id="ct565511520"/></text:p>
                </table:table-cell>
                <table:table-cell table:style-name="Table2.A1" office:value-type="string">
                  <text:p text:style-name="P2"><text:change-start text:change-id="ct565522928"/>item['top'][7]<text:change-end text:change-id="ct56552292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565531536"/>sub[0]<text:change-end text:change-id="ct565531536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565537632"/>sub[1]<text:change-end text:change-id="ct565537632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565546912"/>sub[2]<text:change-end text:change-id="ct565546912"/></text:p>
                </table:table-cell>
                <table:table-cell table:style-name="Table2.A1" office:value-type="string">
                  <text:p text:style-name="P2"><text:change-start text:change-id="ct565547120"/>sub[3]<text:change-end text:change-id="ct565547120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565535952"/>totals[0]<text:change-end text:change-id="ct565535952"/></text:p>
          </table:table-cell>
          <table:table-cell table:style-name="Table4.A1" office:value-type="string">
            <text:p text:style-name="P8"><text:change-start text:change-id="ct565546016"/>totals[1]<text:change-end text:change-id="ct565546016"/></text:p>
          </table:table-cell>
          <table:table-cell table:style-name="Table4.A1" office:value-type="string">
            <text:p text:style-name="P8"><text:change-start text:change-id="ct565546224"/>totals[2]<text:change-end text:change-id="ct565546224"/></text:p>
          </table:table-cell>
          <table:table-cell table:style-name="Table4.A1" office:value-type="string">
            <text:p text:style-name="P8"><text:change-start text:change-id="ct565535632"/>totals[3]<text:change-end text:change-id="ct565535632"/></text:p>
          </table:table-cell>
          <table:table-cell table:style-name="Table4.A1" office:value-type="string">
            <text:p text:style-name="P8"><text:change-start text:change-id="ct565542336"/>totals[4]<text:change-end text:change-id="ct565542336"/></text:p>
          </table:table-cell>
          <table:table-cell table:style-name="Table4.A1" office:value-type="string">
            <text:p text:style-name="P8"><text:change-start text:change-id="ct565542464"/>totals[5]<text:change-end text:change-id="ct5655424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4-25T18:32:18</dc:date>
    <meta:editing-duration>PT11H14M5S</meta:editing-duration>
    <meta:editing-cycles>11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3" meta:word-count="64" meta:character-count="458" meta:non-whitespace-character-count="426"/>
  </office:meta>
</office:document-meta>
</file>